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c5ecc" style:text-blinking="false" fo:background-color="transparent"/>
    </style:style>
    <style:style style:name="P4" style:family="paragraph" style:parent-style-name="Text_20_body">
      <style:paragraph-properties fo:margin-top="0in" fo:margin-bottom="0in"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font-style-asian="italic" style:font-style-complex="italic"/>
    </style:style>
    <style:style style:name="P5" style:family="paragraph" style:parent-style-name="Text_20_body">
      <style:paragraph-properties fo:margin-top="0in" fo:margin-bottom="0in"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officeooo:paragraph-rsid="000b31a3" style:text-blinking="false" fo:background-color="transparent" style:font-style-asian="italic" style:font-style-complex="italic"/>
    </style:style>
    <style:style style:name="P6" style:family="paragraph" style:parent-style-name="Text_20_body">
      <style:paragraph-properties fo:margin-top="0in" fo:margin-bottom="0in" loext:contextual-spacing="false" fo:line-height="138%" fo:text-align="justify" style:justify-single-word="false" style:writing-mode="lr-tb"/>
    </style:style>
    <style:style style:name="P7" style:family="paragraph" style:parent-style-name="Text_20_body">
      <style:paragraph-properties fo:margin-top="0in" fo:margin-bottom="0in" loext:contextual-spacing="false" fo:line-height="138%" fo:text-align="justify" style:justify-single-word="false" style:writing-mode="lr-tb"/>
      <style:text-properties officeooo:paragraph-rsid="000c5ecc"/>
    </style:style>
    <style:style style:name="P8" style:family="paragraph" style:parent-style-name="Text_20_body">
      <style:paragraph-properties fo:margin-top="0in" fo:margin-bottom="0in" loext:contextual-spacing="false" fo:line-height="138%" fo:text-align="justify" style:justify-single-word="false" fo:break-before="pag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weight="normal"/>
    </style:style>
    <style:style style:name="T2" style:family="text">
      <style:text-properties officeooo:rsid="000b31a3"/>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b31a3"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c5ecc"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d9253"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0f5d94"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9" style:family="text">
      <style:text-properties fo:font-style="italic" style:font-style-asian="italic" style:font-style-complex="italic"/>
    </style:style>
    <style:style style:name="T10" style:family="text">
      <style:text-properties fo:font-style="normal" officeooo:rsid="000b31a3" style:font-style-asian="normal" style:font-style-complex="normal"/>
    </style:style>
    <style:style style:name="T11" style:family="text">
      <style:text-properties officeooo:rsid="000c5ecc"/>
    </style:style>
    <style:style style:name="T12" style:family="text">
      <style:text-properties officeooo:rsid="000d9253"/>
    </style:style>
    <style:style style:name="T13" style:family="text">
      <style:text-properties officeooo:rsid="000f5d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bfdac035-7fff-1bde-d6e4-128d47e13f2a"/>Texte 2</text:p>
      <text:p text:style-name="P1"/>
      <text:p text:style-name="P3">Want to be healthier? Pick up the pace of your walk<text:span text:style-name="T11">.</text:span></text:p>
      <text:p text:style-name="P3">Augmentez votre rythme de marche pour être en meilleure santé !</text:p>
      <text:p text:style-name="P1"/>
      <text:p text:style-name="P2">New research suggests that speed as well as volume makes a difference when it comes to</text:p>
      <text:p text:style-name="P2">walking’s health benefits.</text:p>
      <text:p text:style-name="P2"/>
      <text:p text:style-name="P3">D’après une étude récente, les bienfaits de la marche sur la santé sont liés à la cadence et la durée de l’effort.</text:p>
      <text:p text:style-name="P3"/>
      <text:p text:style-name="P3"/>
      <text:p text:style-name="P2">Everyone knows that walking is one of the best exercises for health, which is why physicians regularly recommend 150 minutes a week. But that's a measure of volume. What about walking speed? Does that make a difference? A recent paper indicates the answer may be yes.</text:p>
      <text:p text:style-name="P2"/>
      <text:p text:style-name="P3">Tout le monde sait que la marche est l’un des meilleurs exercices de santé, c’est pourquoi les médecins recommandent régulièrement de marcher 150 minutes par semaine. Mais il ne s’agit là que d’une mesure de volume. Qu’en est-il<text:span text:style-name="T2"> alors</text:span> de la vitesse de marche ? <text:span text:style-name="T2">Est-elle à prendre en compte</text:span> ? <text:span text:style-name="T2">C'est ce que suggère une étude récente</text:span>.</text:p>
      <text:p text:style-name="P3"/>
      <text:p text:style-name="P3"/>
      <text:p text:style-name="P2"/>
      <text:p text:style-name="P2">The study: Previous research had focused only on total amounts of exercise in minutes, or steps. A team of epidemiologists in Sydney looked at whether people who walked similar distances but at different speeds gained more or fewer health benefits. The paper was published in the British Journal of Sports Medicine.</text:p>
      <text:p text:style-name="P3"/>
      <text:p text:style-name="P7"><text:span text:style-name="T8">L’étude</text:span><text:span text:style-name="T3"> : Des recherches antérieures s’étaient concentrées uniquement sur la quantité totale </text:span><text:span text:style-name="T4">d'activité sportive</text:span><text:span text:style-name="T3"> en minutes, ou en</text:span><text:span text:style-name="T4"> nombre</text:span><text:span text:style-name="T3"> pas. Une équipe d’épidémiologistes de Sydney a cherché à savoir si </text:span><text:span text:style-name="T4">des allures différentes pour une me distance pouvaient avoir des conséquences positives ou négatives sur la santé des personnes observées</text:span><text:span text:style-name="T3">. L’article a été publié dans le British Journal of Sports Medicine</text:span><text:span text:style-name="T4"> (Revue britannique de la médecine du sport)</text:span><text:span text:style-name="T3">.</text:span></text:p>
      <text:p text:style-name="P2"/>
      <text:p text:style-name="P2"/>
      <text:p text:style-name="P2"/>
      <text:p text:style-name="P8">Methods and results: The investigators identified 11 English and Scottish population-wide reports that included more than 50,000 regular walkers with an average age in their late 40s. The walkers were grouped according to four walking speeds: slow, average, brisk and fast. Lastly, the researchers compiled mortality (from heart disease and cancer) rates during an average follow-up period of 9.2 years.</text:p>
      <text:p text:style-name="P1"/>
      <text:p text:style-name="P7"><text:span text:style-name="T8">Méthodes et résultats</text:span><text:span text:style-name="T3"> : Les chercheurs ont identifié 11 rapports anglais et écossais portant sur l’ensemble de la population et incluant plus de 50 000 marcheurs réguliers </text:span><text:span text:style-name="T7">d'un</text:span><text:span text:style-name="T3"> âge moyen </text:span><text:span text:style-name="T7">proche de la cinquantaine</text:span><text:span text:style-name="T3">. Les marcheurs ont été </text:span><text:span text:style-name="T6">séprés en différents groupes </text:span><text:span text:style-name="T3">en fonction de quatre vitesses de marche : lente, moyenne, vive et rapide. Enfin, les chercheurs ont compilé les taux de mortalité (par maladie cardiaque et par cancer) </text:span><text:span text:style-name="T5">sur</text:span><text:span text:style-name="T3"> une période de suivi moyenne de 9,2 ans.</text:span></text:p>
      <text:p text:style-name="P7"><text:span text:style-name="T3"/></text:p>
      <text:p text:style-name="P7"><text:span text:style-name="T3"/></text:p>
      <text:p text:style-name="P7"><text:span text:style-name="T3"/></text:p>
      <text:p text:style-name="P2">They found that participants who walked at an “average” speed, as opposed to “slow,” had a 20 percent lower risk of death during the follow-up period. Those who walked at a “brisk” or “fast” pace enjoyed an additional 4 percent lower mortality rate. While optimal speeds vary with each individual’s age and fitness, a pace below 20 minutes per mile is generally considered average, and below 18 minutes per miles is brisk. Essentially all the benefit came from lower heart-related deaths. Walking pace had no effect on cancer rates.</text:p>
      <text:p text:style-name="P4">The Washington Post, August 16, 2018</text:p>
      <text:p text:style-name="P1"><text:span text:style-name="T3"/></text:p>
      <text:p text:style-name="P1"/>
      <text:p text:style-name="P6"><text:span text:style-name="T3">Ils ont constaté que les participants qui marchaient à une vitesse “moyenne”, par opposition à “lente”, avaient un risque de décès inférieur de 20 % pendant la période de suivi. Ceux qui marchaient à une allure “vive” ou “rapide” bénéficiaient d’un taux de mortalité inférieur de 4 % supplémentaires. Bien que la vitesse optimale varie en fonction de l’âge et de la condition physique de chacun, un rythme inférieur à 12 minutes 30 par kilomètre est généralement considéré comme moyen, et inférieur à 11 minutes 15 par kilomètre comme rapide. Tous les bénéfices proviennent essentiellement de la diminution des décès liés au</text:span><text:span text:style-name="T6">x pathologies</text:span><text:span text:style-name="T3"> </text:span><text:span text:style-name="T6">cardiaques</text:span><text:span text:style-name="T3">. Le rythme de marche n’a eu aucun effet sur les taux de cancer.</text:span></text:p>
      <text:p text:style-name="P2"/>
      <text:p text:style-name="P5"><text:span text:style-name="T10">Traduit de </text:span>The Washington Post, August 16, 2018</text:p>
      <text:p text:style-name="P1"><text:span text:style-name="T1"><text:line-break/><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6:18:31.118505821</meta:creation-date>
    <dc:date>2021-10-14T15:14:49.674392706</dc:date>
    <meta:editing-duration>PT1H55M19S</meta:editing-duration>
    <meta:editing-cycles>3</meta:editing-cycles>
    <meta:generator>LibreOffice/6.4.7.2$Linux_X86_64 LibreOffice_project/40$Build-2</meta:generator>
    <meta:document-statistic meta:table-count="0" meta:image-count="0" meta:object-count="0" meta:page-count="2" meta:paragraph-count="17" meta:word-count="647" meta:character-count="3926" meta:non-whitespace-character-count="3292"/>
  </office:meta>
</office:document-meta>
</file>